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SV_cases_time_epistat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08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15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1-29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05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2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19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2-2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05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2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1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3-2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0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4-3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0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5-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0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1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6-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0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1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2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7-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0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8-2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09-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0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1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2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0-2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05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2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19</text:p>
          </table:table-cell>
          <table:table-cell office:value-type="float" office:value="543" calcext:value-type="float">
            <text:p>543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1-26</text:p>
          </table:table-cell>
          <table:table-cell office:value-type="float" office:value="865" calcext:value-type="float">
            <text:p>86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03</text:p>
          </table:table-cell>
          <table:table-cell office:value-type="float" office:value="1142" calcext:value-type="float">
            <text:p>11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0</text:p>
          </table:table-cell>
          <table:table-cell office:value-type="float" office:value="1194" calcext:value-type="float">
            <text:p>119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17</text:p>
          </table:table-cell>
          <table:table-cell office:value-type="float" office:value="1008" calcext:value-type="float">
            <text:p>10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24</text:p>
          </table:table-cell>
          <table:table-cell office:value-type="float" office:value="711" calcext:value-type="float">
            <text:p>71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-12-31</text:p>
          </table:table-cell>
          <table:table-cell office:value-type="float" office:value="489" calcext:value-type="float">
            <text:p>489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07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1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1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1-28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0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1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1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2-2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0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1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2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3-3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4-2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0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5-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6-3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0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7-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0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1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8-2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0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1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09-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0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13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0-27</text:p>
          </table:table-cell>
          <table:table-cell office:value-type="float" office:value="311" calcext:value-type="float">
            <text:p>31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03</text:p>
          </table:table-cell>
          <table:table-cell office:value-type="float" office:value="445" calcext:value-type="float">
            <text:p>44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0</text:p>
          </table:table-cell>
          <table:table-cell office:value-type="float" office:value="668" calcext:value-type="float">
            <text:p>66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17</text:p>
          </table:table-cell>
          <table:table-cell office:value-type="float" office:value="1010" calcext:value-type="float">
            <text:p>101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1-24</text:p>
          </table:table-cell>
          <table:table-cell office:value-type="float" office:value="1322" calcext:value-type="float">
            <text:p>132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1</text:p>
          </table:table-cell>
          <table:table-cell office:value-type="float" office:value="1436" calcext:value-type="float">
            <text:p>1436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08</text:p>
          </table:table-cell>
          <table:table-cell office:value-type="float" office:value="1257" calcext:value-type="float">
            <text:p>125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15</text:p>
          </table:table-cell>
          <table:table-cell office:value-type="float" office:value="997" calcext:value-type="float">
            <text:p>99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2</text:p>
          </table:table-cell>
          <table:table-cell office:value-type="float" office:value="541" calcext:value-type="float">
            <text:p>541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-12-29</text:p>
          </table:table-cell>
          <table:table-cell office:value-type="float" office:value="332" calcext:value-type="float">
            <text:p>33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0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2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19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1-26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0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16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2-2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2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09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16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2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3-3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0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4-2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0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5-2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6-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0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1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7-2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0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2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8-3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0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09-2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0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19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0-26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2</text:p>
          </table:table-cell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09</text:p>
          </table:table-cell>
          <table:table-cell office:value-type="float" office:value="331" calcext:value-type="float">
            <text:p>33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16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23</text:p>
          </table:table-cell>
          <table:table-cell office:value-type="float" office:value="820" calcext:value-type="float">
            <text:p>82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1-30</text:p>
          </table:table-cell>
          <table:table-cell office:value-type="float" office:value="1048" calcext:value-type="float">
            <text:p>104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07</text:p>
          </table:table-cell>
          <table:table-cell office:value-type="float" office:value="1203" calcext:value-type="float">
            <text:p>1203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14</text:p>
          </table:table-cell>
          <table:table-cell office:value-type="float" office:value="1086" calcext:value-type="float">
            <text:p>1086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1</text:p>
          </table:table-cell>
          <table:table-cell office:value-type="float" office:value="810" calcext:value-type="float">
            <text:p>81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3-12-28</text:p>
          </table:table-cell>
          <table:table-cell office:value-type="float" office:value="517" calcext:value-type="float">
            <text:p>517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0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18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1-25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1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08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15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2-2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0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3-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0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4-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0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2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5-3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0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1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6-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0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7-2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0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1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2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8-3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0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1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09-2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0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18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0-25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-01</text:p>
          </table:table-cell>
          <table:table-cell office:value-type="float" office:value="183" calcext:value-type="float">
            <text:p>18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-08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-15</text:p>
          </table:table-cell>
          <table:table-cell office:value-type="float" office:value="480" calcext:value-type="float">
            <text:p>48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-22</text:p>
          </table:table-cell>
          <table:table-cell office:value-type="float" office:value="750" calcext:value-type="float">
            <text:p>75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1-29</text:p>
          </table:table-cell>
          <table:table-cell office:value-type="float" office:value="923" calcext:value-type="float">
            <text:p>923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2-06</text:p>
          </table:table-cell>
          <table:table-cell office:value-type="float" office:value="1036" calcext:value-type="float">
            <text:p>10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2-13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2-20</text:p>
          </table:table-cell>
          <table:table-cell office:value-type="float" office:value="795" calcext:value-type="float">
            <text:p>79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4-12-27</text:p>
          </table:table-cell>
          <table:table-cell office:value-type="float" office:value="551" calcext:value-type="float">
            <text:p>55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-03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-10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-17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-24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1-31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2-07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2-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2-2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2-2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3-07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3-1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3-2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3-2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4-0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4-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4-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4-2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-0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-0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-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-2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5-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6-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6-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6-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6-2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7-0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7-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7-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7-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-0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-0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-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-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8-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9-0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9-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9-19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09-2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-0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-1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-17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-24</text:p>
          </table:table-cell>
          <table:table-cell office:value-type="float" office:value="246" calcext:value-type="float">
            <text:p>24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0-31</text:p>
          </table:table-cell>
          <table:table-cell office:value-type="float" office:value="387" calcext:value-type="float">
            <text:p>38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1-07</text:p>
          </table:table-cell>
          <table:table-cell office:value-type="float" office:value="512" calcext:value-type="float">
            <text:p>512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1-14</text:p>
          </table:table-cell>
          <table:table-cell office:value-type="float" office:value="709" calcext:value-type="float">
            <text:p>70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1-21</text:p>
          </table:table-cell>
          <table:table-cell office:value-type="float" office:value="1007" calcext:value-type="float">
            <text:p>100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1-28</text:p>
          </table:table-cell>
          <table:table-cell office:value-type="float" office:value="1162" calcext:value-type="float">
            <text:p>116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2-05</text:p>
          </table:table-cell>
          <table:table-cell office:value-type="float" office:value="1138" calcext:value-type="float">
            <text:p>1138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2-12</text:p>
          </table:table-cell>
          <table:table-cell office:value-type="float" office:value="875" calcext:value-type="float">
            <text:p>87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2-19</text:p>
          </table:table-cell>
          <table:table-cell office:value-type="float" office:value="535" calcext:value-type="float">
            <text:p>53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5-12-26</text:p>
          </table:table-cell>
          <table:table-cell office:value-type="float" office:value="335" calcext:value-type="float">
            <text:p>33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0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09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16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23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3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06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13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0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2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0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3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-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-1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-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-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0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2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0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2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2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0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1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0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08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15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22</text:p>
          </table:table-cell>
          <table:table-cell office:value-type="float" office:value="269" calcext:value-type="float">
            <text:p>26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29</text:p>
          </table:table-cell>
          <table:table-cell office:value-type="float" office:value="359" calcext:value-type="float">
            <text:p>35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05</text:p>
          </table:table-cell>
          <table:table-cell office:value-type="float" office:value="437" calcext:value-type="float">
            <text:p>43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12</text:p>
          </table:table-cell>
          <table:table-cell office:value-type="float" office:value="752" calcext:value-type="float">
            <text:p>75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19</text:p>
          </table:table-cell>
          <table:table-cell office:value-type="float" office:value="1050" calcext:value-type="float">
            <text:p>105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26</text:p>
          </table:table-cell>
          <table:table-cell office:value-type="float" office:value="1224" calcext:value-type="float">
            <text:p>12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03</text:p>
          </table:table-cell>
          <table:table-cell office:value-type="float" office:value="1350" calcext:value-type="float">
            <text:p>135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10</text:p>
          </table:table-cell>
          <table:table-cell office:value-type="float" office:value="1223" calcext:value-type="float">
            <text:p>122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17</text:p>
          </table:table-cell>
          <table:table-cell office:value-type="float" office:value="862" calcext:value-type="float">
            <text:p>862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24</text:p>
          </table:table-cell>
          <table:table-cell office:value-type="float" office:value="560" calcext:value-type="float">
            <text:p>560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31</text:p>
          </table:table-cell>
          <table:table-cell office:value-type="float" office:value="355" calcext:value-type="float">
            <text:p>35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07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14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21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28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0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11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18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-0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-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-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-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2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0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0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0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1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2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0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0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2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30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07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14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21</text:p>
          </table:table-cell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28</text:p>
          </table:table-cell>
          <table:table-cell office:value-type="float" office:value="355" calcext:value-type="float">
            <text:p>35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04</text:p>
          </table:table-cell>
          <table:table-cell office:value-type="float" office:value="534" calcext:value-type="float">
            <text:p>5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11</text:p>
          </table:table-cell>
          <table:table-cell office:value-type="float" office:value="909" calcext:value-type="float">
            <text:p>90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18</text:p>
          </table:table-cell>
          <table:table-cell office:value-type="float" office:value="1200" calcext:value-type="float">
            <text:p>120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25</text:p>
          </table:table-cell>
          <table:table-cell office:value-type="float" office:value="1255" calcext:value-type="float">
            <text:p>1255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02</text:p>
          </table:table-cell>
          <table:table-cell office:value-type="float" office:value="1230" calcext:value-type="float">
            <text:p>123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09</text:p>
          </table:table-cell>
          <table:table-cell office:value-type="float" office:value="1027" calcext:value-type="float">
            <text:p>1027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float" office:value="789" calcext:value-type="float">
            <text:p>78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23</text:p>
          </table:table-cell>
          <table:table-cell office:value-type="float" office:value="574" calcext:value-type="float">
            <text:p>57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30</text:p>
          </table:table-cell>
          <table:table-cell office:value-type="float" office:value="304" calcext:value-type="float">
            <text:p>30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0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1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0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1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2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3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week 41/2017-week2 2018</text:p>
          </table:table-cell>
          <table:table-cell table:number-columns-repeated="2"/>
          <table:table-cell table:formula="of:=SUM([.B355:.B368])" office:value-type="float" office:value="8940" calcext:value-type="float">
            <text:p>8940</text:p>
          </table:table-cell>
          <table:table-cell/>
        </table:table-row>
        <table:table-row table:style-name="ro1">
          <table:table-cell table:style-name="Default" office:value-type="string" calcext:value-type="string">
            <text:p>week 41/2018-week2 2019</text:p>
          </table:table-cell>
          <table:table-cell table:number-columns-repeated="2"/>
          <table:table-cell table:formula="of:=SUM([.B385:.B398])" office:value-type="float" office:value="9968" calcext:value-type="float">
            <text:p>9968</text:p>
          </table:table-cell>
          <table:table-cell office:value-type="string" calcext:value-type="string">
            <text:p>a capturing study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279" calcext:value-type="float">
            <text:p>27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77" calcext:value-type="float">
            <text:p>377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573" calcext:value-type="float">
            <text:p>57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942" calcext:value-type="float">
            <text:p>94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440" calcext:value-type="float">
            <text:p>144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542" calcext:value-type="float">
            <text:p>154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480" calcext:value-type="float">
            <text:p>148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1097" calcext:value-type="float">
            <text:p>109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830" calcext:value-type="float">
            <text:p>830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548" calcext:value-type="float">
            <text:p>548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01:40:41.841186478</dc:date>
    <dc:creator>Phuong Huynh Thi </dc:creator>
    <meta:editing-duration>PT32M42S</meta:editing-duration>
    <meta:editing-cycles>2</meta:editing-cycles>
    <meta:generator>LibreOffice/6.4.6.2$Linux_X86_64 LibreOffice_project/40$Build-2</meta:generator>
    <meta:document-statistic meta:table-count="1" meta:cell-count="1172" meta:object-count="0"/>
  </office:meta>
</office:document-meta>
</file>